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fo:language="en" fo:country="US" style:font-size-asian="16pt" style:font-size-complex="16pt"/>
    </style:style>
    <style:style style:name="P3" style:family="paragraph" style:parent-style-name="Standard" style:list-style-name="">
      <style:paragraph-properties style:text-autospace="none"/>
      <style:text-properties fo:color="#000000" style:font-name="Menlo-Regular" fo:font-size="11pt" style:font-name-asian="Menlo-Regular" style:font-size-asian="11pt" style:font-name-complex="Menlo-Regular" style:font-size-complex="11pt"/>
    </style:style>
    <style:style style:name="P4"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style:font-name-asian="Menlo-Regular" style:font-size-asian="11pt" style:font-name-complex="Menlo-Regular" style:font-size-complex="11pt"/>
    </style:style>
    <style:style style:name="P5"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style:font-name-asian="Menlo-Regular" style:font-size-asian="11pt" style:font-name-complex="Menlo-Regular" style:font-size-complex="11pt"/>
    </style:style>
    <style:style style:name="P6" style:family="paragraph" style:parent-style-name="Standard" style:list-style-name="">
      <style:paragraph-properties style:text-autospace="none"/>
      <style:text-properties fo:font-size="11pt" style:font-size-asian="11pt" style:font-size-complex="11pt"/>
    </style:style>
    <style:style style:name="P7" style:family="paragraph" style:parent-style-name="Standard" style:list-style-name="">
      <style:paragraph-properties style:text-autospace="none"/>
    </style:style>
    <style:style style:name="T1" style:family="text">
      <style:text-properties fo:language="en" fo:country="US" style:text-underline-style="none"/>
    </style:style>
    <style:style style:name="T2" style:family="text">
      <style:text-properties fo:font-size="14pt" style:font-size-asian="14pt" style:font-size-complex="14pt"/>
    </style:style>
    <style:style style:name="T3" style:family="text">
      <style:text-properties fo:font-size="14pt" fo:language="en" fo:country="US" style:font-size-asian="14pt" style:font-size-complex="14pt"/>
    </style:style>
    <style:style style:name="T4" style:family="text">
      <style:text-properties fo:color="#000000" style:font-name="Menlo-Regular" fo:font-size="11pt" style:font-name-asian="Menlo-Regular" style:font-size-asian="11pt" style:font-name-complex="Menlo-Regular" style:font-size-complex="11pt"/>
    </style:style>
    <style:style style:name="T5" style:family="text">
      <style:text-properties fo:color="#000000" style:font-name="Menlo-Regular" fo:font-size="11pt" fo:language="en" fo:country="US" fo:font-style="normal" style:text-underline-style="none" fo:font-weight="normal" style:font-name-asian="Menlo-Regular" style:font-size-asian="11pt" style:font-style-asian="normal" style:font-weight-asian="normal" style:font-name-complex="Menlo-Regular" style:font-size-complex="11pt" style:font-style-complex="normal" style:font-weight-complex="normal"/>
    </style:style>
    <style:style style:name="T6" style:family="text">
      <style:text-properties fo:color="#000000" style:font-name="Menlo-Regular" style:font-name-asian="Menlo-Regular" style:font-name-complex="Menlo-Regular"/>
    </style:style>
    <style:style style:name="T7" style:family="text">
      <style:text-properties fo:color="#000000" style:font-name="Menlo-Regular" fo:font-size="14pt" fo:language="en" fo:country="US" style:font-name-asian="Menlo-Regular" style:font-size-asian="14pt" style:font-name-complex="Menlo-Regular" style:font-size-complex="14pt"/>
    </style:style>
    <style:style style:name="T8" style:family="text">
      <style:text-properties fo:color="#000000" style:font-name="Times New Roman" fo:font-size="11pt" style:font-name-asian="Menlo-Regular" style:font-size-asian="11pt" style:font-name-complex="Menlo-Regular" style:font-size-complex="11pt"/>
    </style:style>
    <style:style style:name="T9" style:family="text">
      <style:text-properties fo:color="#000000" style:font-name="Times New Roman" style:font-name-asian="Menlo-Regular" style:font-name-complex="Menlo-Regular"/>
    </style:style>
    <style:style style:name="T10" style:family="text">
      <style:text-properties fo:color="#000000" style:font-name="Times New Roman" fo:font-size="14pt" fo:language="en" fo:country="US" style:font-name-asian="Menlo-Regular" style:font-size-asian="14pt" style:font-name-complex="Menlo-Regular" style:font-size-complex="14pt"/>
    </style:style>
    <style:style style:name="T11" style:family="text">
      <style:text-properties fo:color="#000000" style:font-name="Times New Roman" fo:font-size="14pt" fo:language="en" fo:country="US" style:text-underline-style="solid" style:text-underline-width="auto" style:text-underline-color="font-color" style:font-name-asian="Menlo-Regular" style:font-size-asian="14pt" style:font-name-complex="Menlo-Regular" style:font-size-complex="14pt"/>
    </style:style>
    <style:style style:name="T12" style:family="text">
      <style:text-properties fo:color="#000000" style:font-name="Times New Roman" fo:font-size="14pt" fo:language="en" fo:country="US" style:text-underline-style="none" style:font-name-asian="Menlo-Regular" style:font-size-asian="14pt" style:font-name-complex="Menlo-Regular" style:font-size-complex="14pt"/>
    </style:style>
    <style:style style:name="T13" style:family="text">
      <style:text-properties fo:color="#000000" style:font-name="Times New Roman" fo:font-size="14pt" fo:language="en" fo:country="US" fo:font-style="italic" style:text-underline-style="none" fo:font-weight="bold" style:font-name-asian="Menlo-Regular" style:font-size-asian="14pt" style:font-style-asian="italic" style:font-weight-asian="bold" style:font-name-complex="Menlo-Regular" style:font-size-complex="14pt" style:font-style-complex="italic" style:font-weight-complex="bold"/>
    </style:style>
    <style:style style:name="T14" style:family="text">
      <style:text-properties fo:color="#000000" style:font-name="Times New Roman" fo:font-size="14pt" fo:language="en" fo:country="US" fo:font-style="normal" style:text-underline-style="none" fo:font-weight="normal" style:font-name-asian="Menlo-Regular" style:font-size-asian="14pt" style:font-style-asian="normal" style:font-weight-asian="normal" style:font-name-complex="Menlo-Regular" style:font-size-complex="14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2 <text:line-break/><text:line-break/><text:span text:style-name="T2">In order to solve this non-linear multidimensional system we used Newtons method. <text:line-break/>To compute the roots of the system which was obtained by subtracting the right hand side from the left hand side given the conditions (xf , yf) = ( 10, 4 ) with an initial guess of ( alpha, beta ) = ( .7 , .7 ). </text:span></text:p>
      <text:p text:style-name="P2"><text:span text:style-name="T2"/></text:p>
      <text:p text:style-name="P2"><text:span text:style-name="T2">The first step in this process was to write a function in Python that represented the system of equations and for which we could search for roots:<text:line-break/></text:span></text:p>
      <text:p text:style-name="P2"><text:span text:style-name="T2">def F(x):</text:span></text:p>
      <text:p text:style-name="P2"><text:span text:style-name="T2"><text:tab/>alpha = x[0]</text:span></text:p>
      <text:p text:style-name="P2"><text:span text:style-name="T2"><text:tab/>beta = x[1]</text:span></text:p>
      <text:p text:style-name="P2"><text:span text:style-name="T2"><text:tab/>F1 = 5*cos(alpha) + 6*cos(alpha+beta) - 10</text:span></text:p>
      <text:p text:style-name="P2"><text:span text:style-name="T2"><text:tab/>F2 = 5*sin(alpha) + 6*sin(alpha+beta) - 4</text:span></text:p>
      <text:p text:style-name="P2"><text:span text:style-name="T2"><text:tab/>return array([F1,F2])</text:span></text:p>
      <text:p text:style-name="P2"><text:span text:style-name="T2"><text:s/><text:line-break/>The second step in this process was to compute the Jacobian matrix analytically. </text:span></text:p>
      <text:p text:style-name="P2"><text:span text:style-name="T2">We implemented the Jacobian matrix operator with the following method in Python:<text:line-break/><text:line-break/>def analytical_jac(x):</text:span></text:p>
      <text:p text:style-name="P2"><text:span text:style-name="T2"><text:tab/>alpha = x[0]</text:span></text:p>
      <text:p text:style-name="P2"><text:span text:style-name="T2"><text:tab/>beta = x[1]</text:span></text:p>
      <text:p text:style-name="P2"><text:span text:style-name="T2"><text:tab/>R1C1 = -5*sin(alpha) - 6*sin(alpha)</text:span></text:p>
      <text:p text:style-name="P2"><text:span text:style-name="T2"><text:tab/>R1C2 = -6*sin(alpha+beta)</text:span></text:p>
      <text:p text:style-name="P2"><text:span text:style-name="T2"><text:tab/>R2C1 = 5*cos(alpha) + 6*cos(alpha+beta)</text:span></text:p>
      <text:p text:style-name="P2"><text:span text:style-name="T2"><text:tab/>R2C2 = 6*cos(alpha+beta)</text:span></text:p>
      <text:p text:style-name="P2"><text:span text:style-name="T2"><text:tab/>return array([[R1C1,R1C2],[R2C1,R2C2]])<text:line-break/><text:line-break/>The last step was to create a function that implemented the multidimensional Newton's method and we wrote this in the following way:<text:line-break/><text:line-break/>def newton(f,guess,iterations=1000):</text:span></text:p>
      <text:p text:style-name="P2"><text:span text:style-name="T2"><text:tab/>x = guess </text:span></text:p>
      <text:p text:style-name="P2"><text:span text:style-name="T2"><text:tab/>results = []</text:span></text:p>
      <text:p text:style-name="P2"><text:span text:style-name="T2"><text:tab/>for n in range(iterations):</text:span></text:p>
      <text:p text:style-name="P2"><text:span text:style-name="T2"><text:tab/><text:tab/>x = x - dot(inv(analytical_jac(x)),F(x))</text:span></text:p>
      <text:p text:style-name="P2"><text:span text:style-name="T2"><text:tab/><text:tab/>results.append(x)<text:tab/></text:span></text:p>
      <text:p text:style-name="P2"><text:span text:style-name="T2"><text:tab/>return x, results<text:line-break/><text:line-break/>To analyze the results, we made sure that the vector 'x' returned by the method 'newton' satisfied F(x) = 0, and we also printed out each result of the iteration:<text:line-break/><text:line-break/>ans, results = newton(F,[0.7,0.7],50)</text:span></text:p>
      <text:p text:style-name="P2"><text:span text:style-name="T2">for i in results:</text:span></text:p>
      <text:p text:style-name="P2"><text:span text:style-name="T2"><text:tab/>print i</text:span></text:p>
      <text:p text:style-name="P1"><text:soft-page-break/><text:span text:style-name="T3">print F(ans)<text:line-break/>The output from this analyze was: <text:line-break/><text:line-break/></text:span><text:span text:style-name="T8">[ 0.15598386 <text:s/>0.41113786]</text:span></text:p>
      <text:p text:style-name="P6"><text:span text:style-name="T9">[ -3.55271368e-15 <text:s text:c="2"/>8.88178420e-16]</text:span><text:span text:style-name="T7"><text:line-break/><text:line-break/></text:span><text:span text:style-name="T10">The output clearly shows that the resulting root vector gives F(x) = 0, or at least very close to zero. When we increased the number of iterations to 100 we had a vector of 'x' that looked like this: <text:line-break/><text:line-break/>[ 0. , 0. ] , and we could say that the root had been found to be: <text:line-break/><text:line-break/>x_f = 0.15598386 , y_f = 0.41113786. <text:line-break/><text:line-break/>Questions regarding this:<text:line-break/><text:line-break/>- We choose to use the matrix inversing function 'inv()'. Would it be preferable to use another method such as Broyden's method, where we don't need to calculate any inverse, instead of Newtons method? <text:line-break/>- We choose to analytically compute the Jacobi matrix, would it be preferable to calculate it numerically? <text:line-break/>- How can we ensure ourselves that this method will converge? Is there a condition that must be fulfilled? </text:span></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oft-page-break/><text:span text:style-name="T10">TASK 2<text:line-break/><text:line-break/>We started out by writing two functions, one for creating the matrix A and one for creating matrix B. These two looked like this: <text:line-break/></text:span></text:p>
      <text:p text:style-name="P6"><text:span text:style-name="T10">def create_A(alpha=1):</text:span></text:p>
      <text:p text:style-name="P6"><text:span text:style-name="T10"><text:tab/>a = array(zeros((30,30)))</text:span></text:p>
      <text:p text:style-name="P6"><text:span text:style-name="T10"><text:tab/>a[0][0] = -(2+alpha)</text:span></text:p>
      <text:p text:style-name="P6"><text:span text:style-name="T10"><text:tab/>a[0][1] = 1</text:span></text:p>
      <text:p text:style-name="P6"><text:span text:style-name="T10"><text:tab/>a[-1][-1] = -(2+alpha)</text:span></text:p>
      <text:p text:style-name="P6"><text:span text:style-name="T10"><text:tab/>a[-1][-2] = 1</text:span></text:p>
      <text:p text:style-name="P6"><text:span text:style-name="T10"><text:tab/>for j in range(1,29):</text:span></text:p>
      <text:p text:style-name="P6"><text:span text:style-name="T10"><text:tab/><text:tab/>a[j][j] = -(2+alpha)</text:span></text:p>
      <text:p text:style-name="P6"><text:span text:style-name="T10"><text:tab/><text:tab/>a[j][j-1] = 1</text:span></text:p>
      <text:p text:style-name="P6"><text:span text:style-name="T10"><text:tab/><text:tab/>a[j][j+1] = 1</text:span></text:p>
      <text:p text:style-name="P6"><text:span text:style-name="T10"><text:tab/>return a</text:span></text:p>
      <text:p text:style-name="P6"><text:span text:style-name="T10"/></text:p>
      <text:p text:style-name="P6"><text:span text:style-name="T10">def create_b():</text:span></text:p>
      <text:p text:style-name="P6"><text:span text:style-name="T10"><text:tab/>b = array(zeros(30))</text:span></text:p>
      <text:p text:style-name="P6"><text:span text:style-name="T10"><text:tab/>b[5] = 2</text:span></text:p>
      <text:p text:style-name="P6"><text:span text:style-name="T10"><text:tab/>return b<text:line-break/><text:line-break/>a) Given the matrix A we now wrote a function that generated the factors L and U out of this matrix. The function looked like this: <text:line-break/><text:line-break/>def factor_LU(x):</text:span></text:p>
      <text:p text:style-name="P6"><text:span text:style-name="T10"><text:tab/>L = array(eye(len(x)))</text:span></text:p>
      <text:p text:style-name="P6"><text:span text:style-name="T10"><text:tab/>U = x</text:span></text:p>
      <text:p text:style-name="P6"><text:span text:style-name="T10"><text:tab/>count = 0</text:span></text:p>
      <text:p text:style-name="P6"><text:span text:style-name="T10"><text:tab/>for n in range(0,len(x)):</text:span></text:p>
      <text:p text:style-name="P6"><text:span text:style-name="T10"><text:tab/><text:tab/>for j in range(n+1,len(x)):</text:span></text:p>
      <text:p text:style-name="P6"><text:span text:style-name="T10"><text:tab/><text:tab/><text:tab/>if(U[n][n] != 0):</text:span></text:p>
      <text:p text:style-name="P6"><text:span text:style-name="T10"><text:tab/><text:tab/><text:tab/><text:tab/>k = U[j][n] / U[n][n]</text:span></text:p>
      <text:p text:style-name="P6"><text:span text:style-name="T10"><text:tab/><text:tab/><text:tab/><text:tab/>U[j] = U[j] - k * U[n]</text:span></text:p>
      <text:p text:style-name="P6"><text:span text:style-name="T10"><text:tab/><text:tab/><text:tab/><text:tab/>L[j][n] = k</text:span></text:p>
      <text:p text:style-name="P6"><text:span text:style-name="T10"><text:tab/><text:tab/><text:tab/><text:tab/>count+=1</text:span></text:p>
      <text:p text:style-name="P6"><text:span text:style-name="T10"><text:tab/><text:tab/><text:tab/>else:</text:span></text:p>
      <text:p text:style-name="P6"><text:span text:style-name="T10"><text:tab/><text:tab/><text:tab/><text:tab/>L[j][n] = 0</text:span></text:p>
      <text:p text:style-name="P6"><text:span text:style-name="T10"><text:tab/>return L,U,count<text:line-break/><text:line-break/>The variable 'count' counts the number of * and / operations and was used later. <text:line-break/>In order to check if the factorization was completed correctly we did this test:<text:line-break/><text:line-break/>print( A – dot(L,U) ) , and the output was a 30x30 matrix containing zeros in each place. The factorization could thereafter be considered correct.<text:line-break/><text:line-break/>Once we knew the L and U matrices we solved to systems for themselves: <text:line-break/></text:span><text:soft-page-break/><text:span text:style-name="T10">Initially we had:<text:line-break/><text:line-break/><text:tab/>Ax = b</text:span></text:p>
      <text:p text:style-name="P6"><text:span text:style-name="T10"/></text:p>
      <text:p text:style-name="P6"><text:span text:style-name="T10">But with LU-factorisation we get:</text:span></text:p>
      <text:p text:style-name="P6"><text:span text:style-name="T10"/></text:p>
      <text:p text:style-name="P6"><text:span text:style-name="T10"><text:tab/>LUx = b <text:tab/>(1)</text:span></text:p>
      <text:p text:style-name="P6"><text:span text:style-name="T10"/></text:p>
      <text:p text:style-name="P6"><text:span text:style-name="T10">Letting Ux = y we get:<text:line-break/><text:line-break/><text:tab/>Ly = b<text:tab/>(2)</text:span></text:p>
      <text:p text:style-name="P6"><text:span text:style-name="T10"/></text:p>
      <text:p text:style-name="P6"><text:span text:style-name="T10">Solve for y: y = dot(inv(L),b)<text:line-break/>Then solve for x_exakt using y: x_exakt = dot(inv(U),y)<text:line-break/><text:line-break/>The idea here is that U and L are triangular matrices. Their inverses can be calculated with a complexity of O(n^2). </text:span><text:span text:style-name="T11">Is this a correct assumption?</text:span><text:span text:style-name="T12"> Since these matrices inverses are more easily computed than the original matrix it makes this a very fast computational process compared to Gaussian elimination. <text:line-break/>The LU-factorization itself is a costly operation, O(n^3), but once the matrices are calculated they can be used again and again to solve for other vectors b. <text:line-break/>This method is therefore quick only after the factors L and U have been calculated. <text:line-break/><text:line-break/>In code, and computing the number of operations, this was realised like this: <text:line-break/><text:line-break/>A = create_A()</text:span></text:p>
      <text:p text:style-name="P6"><text:span text:style-name="T12">L,U,count_LU = factor_LU(create_A())</text:span></text:p>
      <text:p text:style-name="P6"><text:span text:style-name="T12">b = create_b()</text:span></text:p>
      <text:p text:style-name="P6"><text:span text:style-name="T12"/></text:p>
      <text:p text:style-name="P6"><text:span text:style-name="T12"># the dot product of a nxn matrix and a n-vector requires n^2 operations in general.</text:span></text:p>
      <text:p text:style-name="P6"><text:span text:style-name="T12">y = dot(inv(L),b)</text:span></text:p>
      <text:p text:style-name="P6"><text:span text:style-name="T12">count_LU += len(L)**2</text:span></text:p>
      <text:p text:style-name="P6"><text:span text:style-name="T12"/></text:p>
      <text:p text:style-name="P6"><text:span text:style-name="T12"># the dot product of a nxn matrix and a n-vector requires n^2 operations in general.</text:span></text:p>
      <text:p text:style-name="P6"><text:span text:style-name="T12">x_exakt = dot(inv(U),y)</text:span></text:p>
      <text:p text:style-name="P6"><text:span text:style-name="T12">count_LU += len(U)**2</text:span></text:p>
      <text:p text:style-name="P6"><text:span text:style-name="T12"><text:line-break/>The exact root vector was: </text:span></text:p>
      <text:p text:style-name="P6"><text:span text:style-name="T12"/></text:p>
      <text:p text:style-name="P3"><text:span text:style-name="T1">[ -6.21124003e-03 <text:s/>-1.86337201e-02 <text:s/>-4.96899202e-02 <text:s/>-1.30436041e-01</text:span></text:p>
      <text:p text:style-name="P4"><text:s text:c="2"/>-3.41618202e-01 <text:s/>-8.94418564e-01 <text:s/>-3.41637491e-01 <text:s/>-1.30493910e-01</text:p>
      <text:p text:style-name="P4"><text:s text:c="2"/>-4.98442383e-02 <text:s/>-1.90388049e-02 <text:s/>-7.27217635e-03 <text:s/>-2.77772420e-03</text:p>
      <text:p text:style-name="P4"><text:s text:c="2"/>-1.06099623e-03 <text:s/>-4.05264498e-04 <text:s/>-1.54797264e-04 <text:s/>-5.91272935e-05</text:p>
      <text:p text:style-name="P4"><text:s text:c="2"/>-2.25846164e-05 <text:s/>-8.62655586e-06 <text:s/>-3.29505113e-06 <text:s/>-1.25859754e-06</text:p>
      <text:p text:style-name="P4"><text:s text:c="2"/>-4.80741479e-07 <text:s/>-1.83626901e-07 <text:s/>-7.01392225e-08 <text:s/>-2.67907668e-08</text:p>
      <text:p text:style-name="P4"><text:s text:c="2"/>-1.02330780e-08 <text:s/>-3.90846731e-09 <text:s/>-1.49232388e-09 <text:s/>-5.68504336e-10</text:p>
      <text:p text:style-name="P6"><text:span text:style-name="T6"><text:s text:c="2"/>-2.13189126e-10 <text:s/>-7.10630420e-11]<text:line-break/></text:span><text:soft-page-break/><text:span text:style-name="T12"><text:line-break/>b) To complete the iterations in the two iterative schemes we need to compute the martices G and C in the iterative scheme: <text:line-break/><text:line-break/><text:tab/>x_n+1 = Gx_n + C <text:line-break/><text:line-break/>Where: <text:tab/>G = ( I – Q^-1 * A ) <text:line-break/><text:tab/> <text:tab/>C = Q^-1 * b</text:span></text:p>
      <text:p text:style-name="P6"><text:span text:style-name="T12"/></text:p>
      <text:p text:style-name="P6"><text:span text:style-name="T12">And Q depends on what scheme is used. <text:line-break/><text:line-break/>For Jacobi: <text:tab/><text:tab/>Q = Diagonal part of A <text:line-break/>For Gauss-Seidel:<text:tab/>Q = Lower part of A + diagonal part of A <text:line-break/><text:line-break/>The code for generating the matrices G and C in the </text:span><text:span text:style-name="T13">Jacobi iterative scheme</text:span><text:span text:style-name="T12"> was written as the following: <text:line-break/><text:line-break/># to create the Jacobi-G matrix in the iterative scheme</text:span></text:p>
      <text:p text:style-name="P6"><text:span text:style-name="T12">def create_G_C_jacobi():</text:span></text:p>
      <text:p text:style-name="P6"><text:span text:style-name="T12"><text:tab/>b = create_b()</text:span></text:p>
      <text:p text:style-name="P6"><text:span text:style-name="T12"><text:tab/>A = create_A()</text:span></text:p>
      <text:p text:style-name="P6"><text:span text:style-name="T12"><text:tab/>Q = array(eye(len(A)))</text:span></text:p>
      <text:p text:style-name="P6"><text:span text:style-name="T12"><text:tab/>count = 0</text:span></text:p>
      <text:p text:style-name="P6"><text:span text:style-name="T12"><text:tab/>for j in range(30):</text:span></text:p>
      <text:p text:style-name="P6"><text:span text:style-name="T12"><text:tab/><text:tab/>Q[j][j] = A[j][j]</text:span></text:p>
      <text:p text:style-name="P6"><text:span text:style-name="T12"><text:tab/>Q_inv = array(eye(len(A)))</text:span></text:p>
      <text:p text:style-name="P6"><text:span text:style-name="T12"><text:tab/>for j in range(30):</text:span></text:p>
      <text:p text:style-name="P6"><text:span text:style-name="T12"><text:tab/><text:tab/># knowing that Q[j][j] never is zero</text:span></text:p>
      <text:p text:style-name="P6"><text:span text:style-name="T12"><text:tab/><text:tab/>Q_inv[j][j] = 1/Q[j][j]</text:span></text:p>
      <text:p text:style-name="P6"><text:span text:style-name="T12"><text:tab/><text:tab/>count+=1</text:span></text:p>
      <text:p text:style-name="P6"><text:span text:style-name="T12"><text:tab/># Dot product of two nxn-matrices require n^3 multiplications.</text:span></text:p>
      <text:p text:style-name="P6"><text:span text:style-name="T12"><text:tab/># Is this wrong to assume? We suspect that it can be less due to the many zeros</text:span></text:p>
      <text:p text:style-name="P6"><text:span text:style-name="T12"><text:tab/># in the matrix.</text:span></text:p>
      <text:p text:style-name="P6"><text:span text:style-name="T12"><text:tab/>G = eye(30) - dot(Q_inv,A)</text:span></text:p>
      <text:p text:style-name="P6"><text:span text:style-name="T12"><text:tab/>count += len(Q_inv)**3</text:span></text:p>
      <text:p text:style-name="P6"><text:span text:style-name="T12"><text:tab/></text:span></text:p>
      <text:p text:style-name="P6"><text:span text:style-name="T12"><text:tab/># Dot product of one nxn-matrix and a n-vector requre n^2 multiplications.</text:span></text:p>
      <text:p text:style-name="P6"><text:span text:style-name="T12"><text:tab/># Is this wrong to assume? We suspect that it can be less due to the many zeros</text:span></text:p>
      <text:p text:style-name="P6"><text:span text:style-name="T12"><text:tab/># in the matrix.</text:span></text:p>
      <text:p text:style-name="P6"><text:span text:style-name="T12"><text:tab/>C = dot(Q_inv,b)</text:span></text:p>
      <text:p text:style-name="P6"><text:span text:style-name="T12"><text:tab/>count += len(Q_inv)**2</text:span></text:p>
      <text:p text:style-name="P6"><text:span text:style-name="T12"/></text:p>
      <text:p text:style-name="P7"><text:span text:style-name="T12"><text:tab/>return G, C, count<text:line-break/><text:line-break/>The 'count' variable counted the number of * and / operations and was used later. <text:line-break/>The tolerance condition is || x_n − x_exact || <text:s/>≤ 10−5 using the first norm.<text:line-break/>We wrote a function that computed the norm and it looked like this:<text:line-break/></text:span><text:soft-page-break/></text:p>
      <text:p text:style-name="P7"><text:span text:style-name="T12">def one_norm(x):</text:span></text:p>
      <text:p text:style-name="P7"><text:span text:style-name="T12"><text:tab/>rows = len(x)</text:span></text:p>
      <text:p text:style-name="P7"><text:span text:style-name="T12"><text:tab/>sum_rows = 0</text:span></text:p>
      <text:p text:style-name="P7"><text:span text:style-name="T12"><text:tab/>for r in range(rows):</text:span></text:p>
      <text:p text:style-name="P7"><text:span text:style-name="T12"><text:tab/><text:tab/>sum_rows+=abs(x[r])</text:span></text:p>
      <text:p text:style-name="P7"><text:span text:style-name="T12"><text:tab/>return sum_rows</text:span></text:p>
      <text:p text:style-name="P7"><text:span text:style-name="T12"/></text:p>
      <text:p text:style-name="P7"><text:span text:style-name="T12">Given G and C for the Jacobi iterative scheme we could now write a function that conducted the iterations:<text:line-break/><text:line-break/>def Jacobi_iteration(x0,tolerance=1e-5, iterations=1000):</text:span></text:p>
      <text:p text:style-name="P7"><text:span text:style-name="T12"><text:tab/>G, C, count = create_G_C_jacobi()</text:span></text:p>
      <text:p text:style-name="P7"><text:span text:style-name="T12"><text:tab/>x = x0.copy()</text:span></text:p>
      <text:p text:style-name="P7"><text:span text:style-name="T12"><text:tab/>iteration_history = []</text:span></text:p>
      <text:p text:style-name="P7"><text:span text:style-name="T12"><text:tab/>for i in range(iterations):</text:span></text:p>
      <text:p text:style-name="P7"><text:span text:style-name="T12"><text:tab/><text:tab/>x = dot(G,x) + C</text:span></text:p>
      <text:p text:style-name="P7"><text:span text:style-name="T12"><text:tab/><text:tab/># we estimate that the dot product between a nxn-matrix and a n-vector </text:span></text:p>
      <text:p text:style-name="P7"><text:span text:style-name="T12"><text:tab/><text:tab/># require n**2 operations. Is this wrong to assume?</text:span></text:p>
      <text:p text:style-name="P7"><text:span text:style-name="T12"><text:tab/><text:tab/>count += len(G)**2</text:span></text:p>
      <text:p text:style-name="P7"><text:span text:style-name="T12"><text:tab/><text:tab/>norm = one_norm(x-x_exakt)</text:span></text:p>
      <text:p text:style-name="P7"><text:span text:style-name="T12"><text:tab/><text:tab/>iteration_history.append(norm)</text:span></text:p>
      <text:p text:style-name="P7"><text:span text:style-name="T12"><text:tab/><text:tab/>if(norm&lt;tolerance):</text:span></text:p>
      <text:p text:style-name="P7"><text:span text:style-name="T12"><text:tab/><text:tab/><text:tab/>return x, "success",iteration_history,count</text:span></text:p>
      <text:p text:style-name="P7"><text:span text:style-name="T12"><text:tab/>return x, "fail",iteration_history,count<text:line-break/><text:line-break/>The 'count' variable counts the number of * and / operations and is used later. <text:line-break/></text:span></text:p>
      <text:p text:style-name="P7"><text:span text:style-name="T12">The matrices G and C in the </text:span><text:span text:style-name="T13">Gauss-Seidel iterative scheme is</text:span><text:span text:style-name="T14"> a bit more tricky to compute. We know that Q is a triangular matrix and we need to compute its inverse. So we write a special matrix inverting function for this case:</text:span></text:p>
      <text:p text:style-name="P7"><text:span text:style-name="T14"/></text:p>
      <text:p text:style-name="P7"><text:span text:style-name="T14">def Q_inverse_Gauss_Seidel(Q):</text:span></text:p>
      <text:p text:style-name="P7"><text:span text:style-name="T14"># A is the triangular matrix now that should be inversed</text:span></text:p>
      <text:p text:style-name="P7"><text:span text:style-name="T14"><text:tab/>A = Q.copy()</text:span></text:p>
      <text:p text:style-name="P7"><text:span text:style-name="T14"><text:tab/>operation_count = 0</text:span></text:p>
      <text:p text:style-name="P7"><text:span text:style-name="T14"><text:tab/>A_inv = array(eye(len(Q)))</text:span></text:p>
      <text:p text:style-name="P7"><text:span text:style-name="T14"><text:tab/>for j in range(len(Q)):</text:span></text:p>
      <text:p text:style-name="P7"><text:span text:style-name="T14"><text:tab/><text:tab/>for i in range(j+1,len(Q)):</text:span></text:p>
      <text:p text:style-name="P7"><text:span text:style-name="T14"><text:tab/><text:tab/># knowing that the diagonals are never zero</text:span></text:p>
      <text:p text:style-name="P7"><text:span text:style-name="T14"><text:tab/><text:tab/><text:tab/>A_inv[i] = A_inv[i] - (float(A[i][j])/float(A[j][j]))*A_inv[j]</text:span></text:p>
      <text:p text:style-name="P7"><text:span text:style-name="T14"><text:tab/><text:tab/><text:tab/>operation_count+=len(A_inv[j])*2</text:span></text:p>
      <text:p text:style-name="P7"><text:span text:style-name="T14"><text:tab/><text:tab/><text:tab/>A[i] = A[i] - (float(A[i][j])/float(A[j][j])) * A[j]</text:span></text:p>
      <text:p text:style-name="P7"><text:span text:style-name="T14"><text:tab/><text:tab/><text:tab/>operation_count+=len(A[j])*2</text:span></text:p>
      <text:p text:style-name="P7"><text:span text:style-name="T14"><text:tab/>for j in range(len(A)):</text:span></text:p>
      <text:p text:style-name="P7"><text:span text:style-name="T14"><text:tab/><text:tab/># knowing that the diagonals are never zero</text:span></text:p>
      <text:p text:style-name="P7"><text:span text:style-name="T14"><text:tab/><text:tab/>A_inv[j] = (1/float(A[j][j]))*A_inv[j]</text:span></text:p>
      <text:p text:style-name="P7"><text:soft-page-break/><text:span text:style-name="T14"><text:tab/><text:tab/>operation_count+=len(A[j])*2</text:span></text:p>
      <text:p text:style-name="P7"><text:span text:style-name="T14"><text:tab/><text:tab/>A[j] = (1/float(A[j][j]))*A[j]</text:span></text:p>
      <text:p text:style-name="P7"><text:span text:style-name="T14"><text:tab/><text:tab/>operation_count+=len(A[j])*2</text:span></text:p>
      <text:p text:style-name="P7"><text:span text:style-name="T14"><text:tab/>return A_inv,operation_count</text:span></text:p>
      <text:p text:style-name="P7"><text:span text:style-name="T14"/></text:p>
      <text:p text:style-name="P7"><text:span text:style-name="T14">Now when we can compute the inverse of Q, the matrices G and C can easily be computed. The function we wrote for generating G and C in the Gauss-Seidel iterative scheme looks like this:<text:line-break/></text:span></text:p>
      <text:p text:style-name="P7"><text:span text:style-name="T14">def create_G_C_Gauss_Seidel():</text:span></text:p>
      <text:p text:style-name="P7"><text:span text:style-name="T14"><text:tab/># Generating Q</text:span></text:p>
      <text:p text:style-name="P7"><text:span text:style-name="T14"><text:tab/># Q = L + D, start with A and then write zeros on the upper part of A</text:span></text:p>
      <text:p text:style-name="P7"><text:span text:style-name="T14"><text:tab/>Q = create_A()</text:span></text:p>
      <text:p text:style-name="P7"><text:span text:style-name="T14"><text:tab/>for r in range(len(Q)):</text:span></text:p>
      <text:p text:style-name="P7"><text:span text:style-name="T14"><text:tab/><text:tab/>for c in range(r+1,len(Q)):</text:span></text:p>
      <text:p text:style-name="P7"><text:span text:style-name="T14"><text:tab/><text:tab/><text:tab/>Q[r][c] = 0</text:span></text:p>
      <text:p text:style-name="P7"><text:span text:style-name="T14"><text:tab/>Q_inv, count = Q_inverse_Gauss_Seidel(Q)</text:span></text:p>
      <text:p text:style-name="P7"><text:span text:style-name="T14"/></text:p>
      <text:p text:style-name="P7"><text:span text:style-name="T14"><text:tab/>A = create_A()</text:span></text:p>
      <text:p text:style-name="P7"><text:span text:style-name="T14"><text:tab/>b = create_b()</text:span></text:p>
      <text:p text:style-name="P7"><text:span text:style-name="T14"/></text:p>
      <text:p text:style-name="P7"><text:span text:style-name="T14"><text:tab/>G = eye(len(A))-dot(Q_inv,A)</text:span></text:p>
      <text:p text:style-name="P7"><text:span text:style-name="T14"/></text:p>
      <text:p text:style-name="P7"><text:span text:style-name="T14"><text:tab/># Dot product of two nxn-matrices require n^3 multiplications</text:span></text:p>
      <text:p text:style-name="P7"><text:span text:style-name="T14"><text:tab/>count += len(A)**3</text:span></text:p>
      <text:p text:style-name="P7"><text:span text:style-name="T14"/></text:p>
      <text:p text:style-name="P7"><text:span text:style-name="T14"><text:tab/># Dot product of one nxn-matrix and a n-vector requre n^2 multiplications</text:span></text:p>
      <text:p text:style-name="P7"><text:span text:style-name="T14"><text:tab/>C = dot(Q_inv,b)</text:span></text:p>
      <text:p text:style-name="P7"><text:span text:style-name="T14"><text:tab/>count += len(A)**2</text:span></text:p>
      <text:p text:style-name="P7"><text:span text:style-name="T14"/></text:p>
      <text:p text:style-name="P7"><text:span text:style-name="T14"><text:tab/>return G,C,count<text:line-break/><text:line-break/>Now given G and C the iterations can begin! We wrote this function for this:<text:line-break/><text:line-break/>def Gauss_Seidel_iteration(x0,tolerance=1e-5,iterations=1000):</text:span></text:p>
      <text:p text:style-name="P7"><text:span text:style-name="T14"><text:tab/>G, C, count = create_G_C_Gauss_Seidel()</text:span></text:p>
      <text:p text:style-name="P7"><text:span text:style-name="T14"><text:tab/>x = x0.copy()</text:span></text:p>
      <text:p text:style-name="P7"><text:span text:style-name="T14"><text:tab/>iteration_history = []</text:span></text:p>
      <text:p text:style-name="P7"><text:span text:style-name="T14"><text:tab/>for i in range(iterations):</text:span></text:p>
      <text:p text:style-name="P7"><text:span text:style-name="T14"><text:tab/><text:tab/>x = dot(G,x) + C</text:span></text:p>
      <text:p text:style-name="P7"><text:span text:style-name="T14"><text:tab/><text:tab/># we estimate that the dot product between a nxn-matrix and a n-vector </text:span></text:p>
      <text:p text:style-name="P7"><text:span text:style-name="T14"><text:tab/><text:tab/># require n**2 operations. Is this wrong to assume?</text:span></text:p>
      <text:p text:style-name="P7"><text:span text:style-name="T14"><text:tab/><text:tab/>count += len(G)**2</text:span></text:p>
      <text:p text:style-name="P7"><text:span text:style-name="T14"><text:tab/><text:tab/>norm = one_norm(x-x_exakt)</text:span></text:p>
      <text:p text:style-name="P7"><text:span text:style-name="T14"><text:tab/><text:tab/>iteration_history.append(norm)</text:span></text:p>
      <text:p text:style-name="P7"><text:span text:style-name="T14"><text:tab/><text:tab/>if(norm&lt;tolerance):</text:span></text:p>
      <text:p text:style-name="P7"><text:span text:style-name="T14"><text:tab/><text:tab/><text:tab/>return x, "success", iteration_history,count</text:span></text:p>
      <text:p text:style-name="P7"><text:soft-page-break/><text:span text:style-name="T14"><text:tab/>return x,"fail",iteration_history,count</text:span></text:p>
      <text:p text:style-name="P7"><text:span text:style-name="T14"><text:line-break/><text:line-break/></text:span></text:p>
      <text:p text:style-name="P7"><text:span text:style-name="T14">The question: Is it possible for one method to converge while the other does not?</text:span></text:p>
      <text:p text:style-name="P7"><text:span text:style-name="T14">- Whether or not the iterative scheme converges depends solely on the value of the spectral radius of the matrix G. This needs to be less than one in order to converge. The spectral radius of the matrix G is the eigenvalue of G with the maximum magnitude. Since G differs in the two schemes one can not be certain that both succeed when only one of the two does. <text:line-break/><text:line-break/>c) The plot of the iterations is shown in figure 1 below: <text:line-break/><text:line-break/>___insert picture____<text:line-break/><text:line-break/>Figure 1<text:line-break/><text:line-break/>d) The number of operations * and / in the different methods is implemented in the functions above and the results is shown below: <text:line-break/><text:line-break/></text:span><text:span text:style-name="T5">Jacobi count: <text:s/>54930</text:span></text:p>
      <text:p text:style-name="P4">Gauss-Seidel count: <text:s/>98100</text:p>
      <text:p text:style-name="P7"><text:span text:style-name="T4">LU-factorisation count: 2235<text:line-break/><text:line-break/></text:span><text:span text:style-name="T14">e) Considering the theorem:<text:line-break/><text:line-break/>Thm: <text:line-break/>Iterative schemes are better than Gaussian method if ln(tolerance)/ln(p(G)) &lt; n/3 , n = size of A, p: spectral radius (max |lambda|). The tolerance is here the true tolerance, difference from the real root. But we can use it on the numerical tolerance aswell if we are to implement this computationally. <text:s/><text:line-break/><text:line-break/>With tolerance = 1e-5, n = 30 we compute: <text:line-break/><text:line-break/>For Jacobi: ln(tol)/ln(p(G)) <text:s/>= 28 &gt; 10<text:line-break/>For Gauss-Seidel: ln(tol)/ln(p(G)) = 14 &gt; 10<text:line-break/><text:line-break/>We see that the iterative schemes are not better than the Gaussian LU-factorization method in this case according to the theorem. We also counted the number of costly operations ( * and / ) and we saw that the LU-factorization had a very low number compared to both of the iterative methods. <text:line-break/><text:line-break/>In this scenario using a Gaussian method seems to be better. If we were to have a bigger matrix maybe 1000x1000 the situation would have been different and iterative methods would have been preferred over Gaussian. <text:line-break/><text:line-break/>The theoretical knowledge seem to agree with the numerical results in this case. <text:line-break/></text:span><text:soft-page-break/><text:span text:style-name="T14"><text:line-break/>Regarding the constant alpha. What happens if we change it? <text:line-break/>We investigate the alternative value of alpha = -1. This could be interesting, because A would no longer be diagonally dominant.</text:span></text:p>
      <text:p text:style-name="P7"><text:span text:style-name="T14">For perspective, let's also try alpha = 5 to increase the magnitude of diagonal dominance.<text:line-break/><text:line-break/>For negative values we se a trend where the iterative schemes diverge but the Gaussian method still gives us an exact value. <text:line-break/><text:line-break/>For values of alpha greater than one we see that the iterative schemes converge faster than the Gaussian methods. The greater alpha, the fewer iterations necessary.<text:line-break/><text:line-break/>In general we can say that the Gauss-Seidel iteration scheme is faster but more expensive than the Jacobi method. We can also say that for small matrices the iterative methods might not be preferable over Gaussian. There are scenarios in which one iterative method converges while another one does not. There are also scenarios where iterative schemes diverge while Gaussian methods still give exact answers. <text:line-break/><text:line-break/><text:line-break/></text:span></text:p>
      <text:p text:style-name="P7"><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ard Hallerbäck</meta:initial-creator>
    <meta:creation-date>2016-04-07T08:38:03</meta:creation-date>
    <dc:date>2016-04-07T11:16:03</dc:date>
    <dc:creator>Rickard Hallerbäck</dc:creator>
    <meta:editing-duration>PT2H38M1S</meta:editing-duration>
    <meta:editing-cycles>93</meta:editing-cycles>
    <meta:generator>OpenOffice/4.1.0$Unix OpenOffice.org_project/410m18$Build-9764</meta:generator>
    <meta:document-statistic meta:table-count="0" meta:image-count="0" meta:object-count="0" meta:page-count="9" meta:paragraph-count="179" meta:word-count="1992" meta:character-count="12378"/>
  </office:meta>
</office:document-meta>
</file>